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Environment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nvironmentWrapper.ForwardEnvironmentWrapper( Environment env , SitemapSourc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nvironmentWrapper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nvironmentWrapper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nvironmentWrapper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nvironmentWrapper.isResponse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nvironmentWrapper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